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style:font-name="Arial" style:font-name-complex="Arial" fo:font-size="14pt" style:font-size-asian="14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text-properties style:font-name="Arial" style:font-name-complex="Arial" fo:font-size="14pt" style:font-size-asian="14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text-properties style:font-name="Arial" style:font-name-complex="Arial" fo:font-size="14pt" style:font-size-asian="14pt"/>
    </style:style>
    <style:style style:name="P58" style:parent-style-name="TableContents" style:family="paragraph">
      <style:text-properties style:font-name="Arial" style:font-name-complex="Arial" fo:font-size="14pt" style:font-size-asian="14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text-properties style:font-name="Arial" style:font-name-complex="Arial" fo:font-size="14pt" style:font-size-asian="14pt"/>
    </style:style>
    <style:style style:name="P65" style:parent-style-name="Normal" style:family="paragraph">
      <style:text-properties style:font-name="Arial" style:font-name-complex="Arial" fo:font-size="14pt" style:font-size-asian="14pt"/>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text-properties style:font-name="Arial" style:font-name-complex="Arial" fo:font-size="14pt" style:font-size-asian="14pt"/>
    </style:style>
    <style:style style:name="P83" style:parent-style-name="Normal" style:family="paragraph">
      <style:text-properties style:font-name="Arial" style:font-name-complex="Arial" fo:font-size="14pt" style:font-size-asian="14pt"/>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text-properties style:font-name="Arial" style:font-name-complex="Arial" fo:font-size="14pt" style:font-size-asian="14pt"/>
    </style:style>
    <style:style style:name="P91" style:parent-style-name="Normal" style:family="paragraph">
      <style:text-properties style:font-name="Arial" style:font-name-complex="Arial" fo:font-size="14pt" style:font-size-asian="14pt"/>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Standard" style:family="paragraph">
      <style:text-properties style:font-name="Calibri" fo:color="#000000" fo:font-size="26pt" style:font-size-asian="26pt"/>
    </style:style>
    <style:style style:name="P106" style:parent-style-name="Standard" style:family="paragraph">
      <style:text-properties style:font-name="Arial" style:font-name-complex="Arial" fo:color="#000000" fo:font-size="20pt" style:font-size-asian="20pt"/>
    </style:style>
    <style:style style:name="P107" style:parent-style-name="Standard" style:family="paragraph">
      <style:paragraph-properties fo:line-height="150%"/>
      <style:text-properties style:font-name="Arial" style:font-name-complex="Arial" fo:color="#000000"/>
    </style:style>
    <style:style style:name="P108"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09"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0"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1"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2"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3"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4"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5"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6"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7"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8"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19"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20"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21" style:parent-style-name="Standard" style:family="paragraph">
      <style:paragraph-properties fo:text-align="justify" fo:line-height="150%"/>
      <style:text-properties style:font-name="Arial" style:font-name-complex="Arial" fo:color="#000000" fo:font-size="13pt" style:font-size-asian="13pt" style:font-size-complex="13pt"/>
    </style:style>
    <style:style style:name="P122" style:parent-style-name="Standard" style:family="paragraph">
      <style:text-properties style:font-name="Calibri" fo:color="#000000" fo:font-size="26pt" style:font-size-asian="26pt"/>
    </style:style>
    <style:style style:name="P123" style:parent-style-name="Standard" style:family="paragraph">
      <style:text-properties style:font-name="Calibri" fo:color="#000000" fo:font-size="26pt" style:font-size-asian="26pt"/>
    </style:style>
    <style:style style:name="P124" style:parent-style-name="Standard" style:family="paragraph">
      <style:text-properties style:font-name="Calibri" fo:color="#000000" fo:font-size="26pt" style:font-size-asian="26pt"/>
    </style:style>
    <style:style style:name="P125" style:parent-style-name="Standard" style:family="paragraph">
      <style:text-properties style:font-name="Calibri" fo:color="#000000" fo:font-size="26pt" style:font-size-asian="26pt"/>
    </style:style>
    <style:style style:name="P126" style:parent-style-name="Standard" style:family="paragraph">
      <style:text-properties style:font-name="Calibri" fo:color="#000000" fo:font-size="26pt" style:font-size-asian="26pt"/>
    </style:style>
    <style:style style:name="P127" style:parent-style-name="Standard" style:family="paragraph">
      <style:text-properties style:font-name="Calibri" fo:color="#000000" fo:font-size="26pt" style:font-size-asian="26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Oscar René Valdez</text:p>
          </table:table-cell>
        </table:table-row>
        <table:table-row table:style-name="TableRow39">
          <table:table-cell table:style-name="TableCell40">
            <text:p text:style-name="P41"/>
            <text:p text:style-name="P42">Asignatura:</text:p>
          </table:table-cell>
          <table:table-cell table:style-name="TableCell43">
            <text:p text:style-name="P44"/>
            <text:p text:style-name="Normal"/>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Normal">38</text:p>
          </table:table-cell>
        </table:table-row>
        <table:table-row table:style-name="TableRow52">
          <table:table-cell table:style-name="TableCell53">
            <text:p text:style-name="P54"/>
            <text:p text:style-name="P55">No de<text:s/>Práctica(s):</text:p>
          </table:table-cell>
          <table:table-cell table:style-name="TableCell56">
            <text:p text:style-name="P57"/>
            <text:p text:style-name="P58">01</text:p>
          </table:table-cell>
        </table:table-row>
        <table:table-row table:style-name="TableRow59">
          <table:table-cell table:style-name="TableCell60">
            <text:p text:style-name="P61"/>
            <text:p text:style-name="P62">Integrante(s):</text:p>
          </table:table-cell>
          <table:table-cell table:style-name="TableCell63">
            <text:p text:style-name="P64"/>
            <text:p text:style-name="P65">Jassel Gabriela Gamboa Guzmán</text:p>
          </table:table-cell>
        </table:table-row>
        <table:table-row table:style-name="TableRow66">
          <table:table-cell table:style-name="TableCell67">
            <text:p text:style-name="P68">No. de Equipo de cómputo empleado:</text:p>
          </table:table-cell>
          <table:table-cell table:style-name="TableCell69">
            <text:p text:style-name="P70"/>
            <text:p text:style-name="Normal">---------------------------------</text:p>
            <text:p text:style-name="Normal"/>
          </table:table-cell>
        </table:table-row>
        <table:table-row table:style-name="TableRow71">
          <table:table-cell table:style-name="TableCell72">
            <text:p text:style-name="P73"/>
            <text:p text:style-name="P74">No. de Lista o Brigada:</text:p>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P83">2021-1</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15-10-20</text:p>
          </table:table-cell>
        </table:table-row>
        <table:table-row table:style-name="TableRow92">
          <table:table-cell table:style-name="TableCell93">
            <text:p text:style-name="P94"/>
            <text:p text:style-name="P95"><text:span text:style-name="T96">Obs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P104"><text:tab/><text:tab/><text:tab/><text:tab/><text:tab/>CALIFICACIÓN: __________</text:p>
      <text:p text:style-name="P105"/>
      <text:p text:style-name="P106">REPORTE PRÁCTICA 1.</text:p>
      <text:p text:style-name="P107"/>
      <text:p text:style-name="P108">En esta práctica revisamos algunas herramientas de trabajo de software que con ayuda de internet, nos permiten realizar trabajos y tareas de manera organizada en nuestro camino escolar.</text:p>
      <text:p text:style-name="P109">Se nos mencionó al principio que todo document o información utilizada para la realización de los trabajos debe ser citada sea parafraseando o de forma textual, dando crédito a los autores, así como el año de publicación, editorial, etc. Además, si se trata de una publicación electronica, se debe citar la fecha de consulta.</text:p>
      <text:p text:style-name="P110">Se hizo mención también a las referencias APA y dos páginas que se pueden tomar como apoyo para realizarlas.<text:s/></text:p>
      <text:p text:style-name="P111">En otro apartado se mencionaron los buscadores de internet que nos ayudan a encontrar de manera más fácil y rápida información específica. En el más popular y más usado, Google, además se dieron otras opciones de búsqueda como imágenes, google scholar y un listado de operaciones para busqueda.<text:s/></text:p>
      <text:p text:style-name="P112">Luego se mencionaron los repositorios, que son sitios donde podemos almacenar información digital, generalmente bases de datos o archivos informáticos; respect a este tema, se dijo que los controles de versiones son sistemas que registran los cambios realizados ya sea en un archivo o conjunto de estos a lo largo del tiempo, esto con la finalidad de posteriormente recuperar versiones específicas. Se tienen entonces 6 sistemas para control de versiones: CVS, Subversion, SVK, Mercurial, GIT, y Bazaar</text:p>
      <text:p text:style-name="P113">Para nosotros crear un repositorio podemos hacerlo de manera local, esto modificando el nombre de cada archivo cada que se modifica, si se opta por esta opción, debe llevarse el control de cada modificación a los archivos, sin embargo también se pueden utilizer<text:s/>sistemas locales relacionados a un Sistema en la red para tener el control de las versiones.</text:p>
      <text:p text:style-name="P114">Se mencionaron también las operaciones en los repositorios, como Agregar, Commit y las ramas; esto se complement con la información sobre la nube, un almacenamiento que no es propio de nuestro dispositivo y explicándonos que esta información se guarda en servidores a los cuales podemos accede por medio de internet.</text:p>
      <text:p text:style-name="P115"/>
      <text:p text:style-name="P116"/>
      <text:p text:style-name="P117"/>
      <text:p text:style-name="P118"/>
      <text:p text:style-name="P119">Lo que a mí más me llamó la atención, en lo personal fue el tema de los Repositorios y que era algo que no conocía previamente<text:s/>y me parece de grán utilidad en el ámbito escolar.<text:s/></text:p>
      <text:p text:style-name="P120"/>
      <text:p text:style-name="P121">De igual forma la información respecto a motores de búsqueda, así como buscadores en internet me parecieron de gran utilidad, es información que desde etapas anteriores a la Universidad me hubieran sido de grán utilidad</text:p>
      <text:p text:style-name="P122"/>
      <text:p text:style-name="P123"/>
      <text:p text:style-name="P124"/>
      <text:p text:style-name="P125"/>
      <text:p text:style-name="P126"/>
      <text:p text:style-name="P12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style:rfc-language-tag="es-419" fo:language="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069in solid #000000" fo:padding-top="0.0541in" fo:padding-left="0.4472in" fo:padding-bottom="0in" fo:padding-right="0.128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jasselgabgamjim@outlook.com</dc:creator>
    <meta:creation-date>2017-02-02T00:09:00Z</meta:creation-date>
    <dc:date>2020-10-15T20:06:00Z</dc:date>
    <meta:template xlink:href="Normal" xlink:type="simple"/>
    <meta:editing-cycles>11</meta:editing-cycles>
    <meta:editing-duration>PT6960S</meta:editing-duration>
    <meta:document-statistic meta:page-count="3" meta:paragraph-count="6" meta:word-count="465" meta:character-count="3019" meta:row-count="21" meta:non-whitespace-character-count="2560"/>
  </office:meta>
</office:document-meta>
</file>